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Wingdings" svg:font-family="Wingding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895cm" style:rel-column-width="2208*"/>
    </style:style>
    <style:style style:name="Tableau1.B" style:family="table-column">
      <style:table-column-properties style:column-width="1.81cm" style:rel-column-width="1026*"/>
    </style:style>
    <style:style style:name="Tableau1.C" style:family="table-column">
      <style:table-column-properties style:column-width="5.805cm" style:rel-column-width="3291*"/>
    </style:style>
    <style:style style:name="Tableau1.D" style:family="table-column">
      <style:table-column-properties style:column-width="5.491cm" style:rel-column-width="311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ee6ef" fo:padding="0.097cm" fo:border-left="0.5pt solid #5983b0" fo:border-right="none" fo:border-top="0.5pt solid #5983b0" fo:border-bottom="0.5pt solid #5983b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5983b0" style:writing-mode="page">
        <style:background-image/>
      </style:table-cell-properties>
    </style:style>
    <style:style style:name="Tableau1.A2" style:family="table-cell">
      <style:table-cell-properties fo:background-color="#dee6ef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D5" style:family="table-cell">
      <style:table-cell-properties fo:background-color="#dee6ef" fo:padding="0.097cm" fo:border-left="0.5pt solid #5983b0" fo:border-right="0.5pt solid #5983b0" fo:border-top="none" fo:border-bottom="0.5pt solid #5983b0" style:writing-mode="page">
        <style:background-image/>
      </style:table-cell-properties>
    </style:style>
    <style:style style:name="Tableau1.A6" style:family="table-cell">
      <style:table-cell-properties fo:background-color="transparent" fo:padding="0.097cm" fo:border-left="0.5pt solid #5983b0" fo:border-right="none" fo:border-top="none" fo:border-bottom="0.5pt solid #5983b0" style:writing-mode="page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3660ef"/>
    </style:style>
    <style:style style:name="P3" style:family="paragraph" style:parent-style-name="Standard">
      <style:text-properties style:font-name="Liberation Sans" fo:font-size="11pt" style:font-size-asian="11pt" style:font-size-complex="11pt"/>
    </style:style>
    <style:style style:name="P4" style:family="paragraph" style:parent-style-name="Standard">
      <style:text-properties officeooo:paragraph-rsid="003de9b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0239a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60ef" officeooo:paragraph-rsid="003660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officeooo:paragraph-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officeooo:paragraph-rsid="003de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838e3" officeooo:paragraph-rsid="003838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de9b1" officeooo:paragraph-rsid="003de9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60ef" officeooo:paragraph-rsid="00366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officeooo:paragraph-rsid="003de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838e3" officeooo:paragraph-rsid="003838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officeooo:paragraph-rsid="00368155"/>
    </style:style>
    <style:style style:name="P16" style:family="paragraph" style:parent-style-name="Table_20_Contents">
      <style:paragraph-properties fo:text-align="start" style:justify-single-word="false"/>
      <style:text-properties officeooo:paragraph-rsid="003de9b1"/>
    </style:style>
    <style:style style:name="P17" style:family="paragraph" style:parent-style-name="Table_20_Contents">
      <style:paragraph-properties fo:text-align="start" style:justify-single-word="false"/>
      <style:text-properties officeooo:paragraph-rsid="004338bf"/>
    </style:style>
    <style:style style:name="P18" style:family="paragraph" style:parent-style-name="Table_20_Contents">
      <style:paragraph-properties fo:text-align="start" style:justify-single-word="false"/>
      <style:text-properties officeooo:paragraph-rsid="00485b33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6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c8f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81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de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a2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ff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33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5d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85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3660ef"/>
    </style:style>
    <style:style style:name="T12" style:family="text">
      <style:text-properties officeooo:rsid="00368155"/>
    </style:style>
    <style:style style:name="T13" style:family="text">
      <style:text-properties officeooo:rsid="0038c804"/>
    </style:style>
    <style:style style:name="T14" style:family="text">
      <style:text-properties officeooo:rsid="003a2b27"/>
    </style:style>
    <style:style style:name="T15" style:family="text">
      <style:text-properties officeooo:rsid="003de9b1"/>
    </style:style>
    <style:style style:name="T16" style:family="text">
      <style:text-properties officeooo:rsid="004bee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P<text:span text:style-name="T11">ROJET</text:span></text:p>
          </table:table-cell>
          <table:table-cell table:style-name="Tableau1.B1" table:number-columns-spanned="3" office:value-type="string">
            <text:p text:style-name="P11">{d.project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6">NOM</text:p>
          </table:table-cell>
          <table:table-cell table:style-name="Tableau1.B2" table:number-columns-spanned="3" office:value-type="string">
            <text:p text:style-name="P11">{d.name}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0">RESPONSABLE</text:p>
          </table:table-cell>
          <table:table-cell table:style-name="Tableau1.B2" table:number-columns-spanned="3" office:value-type="string">
            <text:p text:style-name="P16"><text:span text:style-name="T4">{d.a</text:span><text:span text:style-name="T5">ssignedTo</text:span><text:span text:style-name="T4">.</text:span><text:span text:style-name="T6">emails[i=</text:span><text:span text:style-name="T7">0</text:span><text:span text:style-name="T6">].address</text:span><text:span text:style-name="T4">}</text:span>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0">OBSERVATEURS</text:p>
          </table:table-cell>
          <table:table-cell table:style-name="Tableau1.B2" table:number-columns-spanned="3" office:value-type="string">
            <text:p text:style-name="P17"><text:span text:style-name="T4">{d.w</text:span><text:span text:style-name="T8">atchers[i]</text:span><text:span text:style-name="T4">.emails[i].address}</text:span></text:p>
            <text:p text:style-name="P18"><text:span text:style-name="T4">{d.w</text:span><text:span text:style-name="T8">atchers[i</text:span><text:span text:style-name="T10">+1</text:span><text:span text:style-name="T8">]</text:span><text:span text:style-name="T4">.emails[i].address}</text:span>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7">DEBUT</text:p>
          </table:table-cell>
          <table:covered-table-cell/>
          <table:table-cell table:style-name="Tableau1.A2" office:value-type="string">
            <text:p text:style-name="P7">FIN</text:p>
          </table:table-cell>
          <table:table-cell table:style-name="Tableau1.D5" office:value-type="string">
            <text:p text:style-name="P15"><text:span text:style-name="T1">TERMINEE </text:span><text:span text:style-name="T2">LE</text:span></text:p>
          </table:table-cell>
        </table:table-row>
        <table:table-row table:style-name="Tableau1.1">
          <table:table-cell table:style-name="Tableau1.A6" table:number-columns-spanned="2" office:value-type="string">
            <text:p text:style-name="P12">{d.startDate}</text:p>
          </table:table-cell>
          <table:covered-table-cell/>
          <table:table-cell table:style-name="Tableau1.A6" office:value-type="string">
            <text:p text:style-name="P12">{d.dueDate}</text:p>
          </table:table-cell>
          <table:table-cell table:style-name="Tableau1.B2" office:value-type="string">
            <text:p text:style-name="P12">{d.completedAt}</text:p>
          </table:table-cell>
        </table:table-row>
        <table:table-row table:style-name="Tableau1.1">
          <table:table-cell table:style-name="Tableau1.D5" table:number-columns-spanned="4" office:value-type="string">
            <text:p text:style-name="P9">DESCRIPTION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B2" table:number-columns-spanned="4" office:value-type="string">
            <text:p text:style-name="P14">{d.description:c<text:span text:style-name="T16">onvCRLF()</text:span>}</text:p>
          </table:table-cell>
          <table:covered-table-cell/>
          <table:covered-table-cell/>
          <table:covered-table-cell/>
        </table:table-row>
      </table:table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Wingdings" svg:font-family="Wingding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3T15:51:58.166916684</meta:creation-date>
    <dc:date>2019-11-29T21:17:53.074135967</dc:date>
    <meta:editing-duration>PT2H5M27S</meta:editing-duration>
    <meta:editing-cycles>38</meta:editing-cycles>
    <meta:generator>LibreOffice/6.3.3.2$MacOSX_X86_64 LibreOffice_project/a64200df03143b798afd1ec74a12ab50359878ed</meta:generator>
    <meta:print-date>2019-11-29T21:16:41.260684104</meta:print-date>
    <meta:document-statistic meta:table-count="1" meta:image-count="0" meta:object-count="0" meta:page-count="1" meta:paragraph-count="17" meta:word-count="18" meta:character-count="253" meta:non-whitespace-character-count="252"/>
  </office:meta>
</office:document-meta>
</file>